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#000000" fo:padding="0.0382in" fo:border="0.05pt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#000000" fo:padding="0.0382in" fo:border="0.05pt solid #000000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#000000" fo:padding="0.0382in" fo:border="0.05pt solid #000000">
        <style:background-image/>
      </style:table-cell-properties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#000000" fo:padding="0.0382in" fo:border="0.05pt solid #000000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#000000" fo:padding="0.0382in" fo:border="0.05pt solid #000000">
        <style:background-image/>
      </style:table-cell-properties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3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144b7fd" officeooo:paragraph-rsid="014afa5e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1469fe2" officeooo:paragraph-rsid="01469fe2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1469fe2" officeooo:paragraph-rsid="014a45d8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148bda7" officeooo:paragraph-rsid="0148bda7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150d16e" officeooo:paragraph-rsid="01519629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1519629" officeooo:paragraph-rsid="01521491" style:font-size-asian="10.5pt" style:font-size-complex="12pt"/>
    </style:style>
    <style:style style:name="P11" style:family="paragraph" style:parent-style-name="Text_20_body">
      <style:text-properties style:font-name="Liberation Serif" fo:font-size="12pt" fo:font-weight="bold" officeooo:rsid="01521491" officeooo:paragraph-rsid="01521491" style:font-size-asian="10.5pt" style:font-weight-asian="bold" style:font-size-complex="12pt" style:font-weight-complex="bold"/>
    </style:style>
    <style:style style:name="P12" style:family="paragraph" style:parent-style-name="Text_20_body">
      <style:text-properties style:font-name="Liberation Serif" fo:font-size="12pt" fo:font-weight="bold" officeooo:rsid="0150d16e" officeooo:paragraph-rsid="01521491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font-name="Liberation Serif" fo:font-size="12pt" fo:font-weight="bold" officeooo:rsid="0150d16e" officeooo:paragraph-rsid="01528c09" style:font-size-asian="10.5pt" style:font-weight-asian="bold" style:font-size-complex="12pt" style:font-weight-complex="bold"/>
    </style:style>
    <style:style style:name="P14" style:family="paragraph" style:parent-style-name="Text_20_body">
      <style:text-properties style:font-name="Liberation Serif" fo:font-size="14pt" officeooo:rsid="0150d16e" officeooo:paragraph-rsid="0150d16e" style:font-size-asian="14pt" style:font-size-complex="14pt"/>
    </style:style>
    <style:style style:name="P15" style:family="paragraph" style:parent-style-name="Text_20_body">
      <style:text-properties officeooo:paragraph-rsid="0144b7fd"/>
    </style:style>
    <style:style style:name="P16" style:family="paragraph" style:parent-style-name="Text_20_body">
      <style:text-properties fo:font-size="12pt" officeooo:rsid="01398105" officeooo:paragraph-rsid="014afa5e" style:font-size-asian="12pt" style:font-size-complex="12pt"/>
    </style:style>
    <style:style style:name="P17" style:family="paragraph" style:parent-style-name="Text_20_body">
      <style:text-properties fo:font-size="12pt" officeooo:rsid="01398105" officeooo:paragraph-rsid="0150d16e" style:font-size-asian="12pt" style:font-size-complex="12pt"/>
    </style:style>
    <style:style style:name="P18" style:family="paragraph" style:parent-style-name="Text_20_body">
      <style:text-properties fo:font-size="12pt" officeooo:rsid="01398105" officeooo:paragraph-rsid="01519629" style:font-size-asian="12pt" style:font-size-complex="12pt"/>
    </style:style>
    <style:style style:name="P19" style:family="paragraph" style:parent-style-name="Text_20_body">
      <style:text-properties fo:font-size="12pt" officeooo:rsid="01398105" officeooo:paragraph-rsid="01521491" style:font-size-asian="12pt" style:font-size-complex="12pt"/>
    </style:style>
    <style:style style:name="P20" style:family="paragraph" style:parent-style-name="Text_20_body">
      <style:text-properties fo:font-size="12pt" officeooo:rsid="01398105" officeooo:paragraph-rsid="01528c09" style:font-size-asian="12pt" style:font-size-complex="12pt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style:font-name="Liberation Serif" fo:font-size="14pt" style:font-size-asian="14pt" style:font-size-complex="14pt"/>
    </style:style>
    <style:style style:name="P23" style:family="paragraph" style:parent-style-name="Standard">
      <style:text-properties fo:font-size="12pt" officeooo:rsid="01398105" officeooo:paragraph-rsid="01519629" style:font-size-asian="12pt" style:font-size-complex="12pt"/>
    </style:style>
    <style:style style:name="P24" style:family="paragraph" style:parent-style-name="Standard">
      <style:text-properties fo:font-size="12pt" officeooo:rsid="01398105" officeooo:paragraph-rsid="01521491" style:font-size-asian="12pt" style:font-size-complex="12pt"/>
    </style:style>
    <style:style style:name="P25" style:family="paragraph" style:parent-style-name="Standard">
      <style:text-properties fo:font-size="12pt" officeooo:rsid="01398105" officeooo:paragraph-rsid="01528c09" style:font-size-asian="12pt" style:font-size-complex="12pt"/>
    </style:style>
    <style:style style:name="P26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27" style:family="paragraph" style:parent-style-name="Table_20_Contents">
      <style:text-properties style:font-name="Liberation Mono" fo:font-size="10pt" officeooo:rsid="0144b7fd" officeooo:paragraph-rsid="014a45d8" style:font-size-asian="10pt" style:font-size-complex="10pt"/>
    </style:style>
    <style:style style:name="P28" style:family="paragraph" style:parent-style-name="Table_20_Contents">
      <style:text-properties style:font-name="Liberation Mono" fo:font-size="10pt" officeooo:rsid="0144b7fd" officeooo:paragraph-rsid="014afa5e" style:font-size-asian="10pt" style:font-size-complex="10pt"/>
    </style:style>
    <style:style style:name="P29" style:family="paragraph" style:parent-style-name="Table_20_Contents">
      <style:text-properties style:font-name="Liberation Mono" fo:font-size="10pt" officeooo:rsid="0144b7fd" officeooo:paragraph-rsid="01521491" style:font-size-asian="10pt" style:font-size-complex="10pt"/>
    </style:style>
    <style:style style:name="P30" style:family="paragraph" style:parent-style-name="Table_20_Contents">
      <style:text-properties style:font-name="Liberation Mono" fo:font-size="10pt" officeooo:rsid="014afa5e" officeooo:paragraph-rsid="014afa5e" style:font-size-asian="10pt" style:font-size-complex="10pt"/>
    </style:style>
    <style:style style:name="P31" style:family="paragraph" style:parent-style-name="Table_20_Contents">
      <style:text-properties style:font-name="Liberation Mono" fo:font-size="10pt" officeooo:rsid="014afa5e" officeooo:paragraph-rsid="0144b7fd" style:font-size-asian="10pt" style:font-size-complex="10pt"/>
    </style:style>
    <style:style style:name="P32" style:family="paragraph" style:parent-style-name="Table_20_Contents">
      <style:text-properties style:font-name="Liberation Mono" fo:font-size="10pt" officeooo:rsid="0150d16e" officeooo:paragraph-rsid="01519629" style:font-size-asian="10pt" style:font-size-complex="10pt"/>
    </style:style>
    <style:style style:name="P33" style:family="paragraph" style:parent-style-name="Table_20_Contents">
      <style:text-properties style:font-name="Liberation Mono" fo:font-size="10pt" officeooo:rsid="0150d16e" officeooo:paragraph-rsid="01521491" style:font-size-asian="10pt" style:font-size-complex="10pt"/>
    </style:style>
    <style:style style:name="P34" style:family="paragraph" style:parent-style-name="Table_20_Contents">
      <style:text-properties style:font-name="Liberation Mono" fo:font-size="10pt" officeooo:rsid="0150d16e" officeooo:paragraph-rsid="01528c09" style:font-size-asian="10pt" style:font-size-complex="10pt"/>
    </style:style>
    <style:style style:name="P35" style:family="paragraph" style:parent-style-name="Text_20_body">
      <style:text-properties style:font-name="Liberation Serif" fo:font-size="12pt" officeooo:rsid="0150d16e" officeooo:paragraph-rsid="01519629" style:font-size-asian="10.5pt" style:font-size-complex="12pt"/>
    </style:style>
    <style:style style:name="P36" style:family="paragraph" style:parent-style-name="Heading_20_2">
      <style:text-properties style:font-name="Liberation Serif" fo:font-size="14pt" officeooo:rsid="0150d16e" officeooo:paragraph-rsid="0150d16e" style:font-size-asian="14pt" style:font-size-complex="14pt"/>
    </style:style>
    <style:style style:name="P37" style:family="paragraph" style:parent-style-name="Heading_20_2">
      <style:text-properties fo:font-size="14pt" style:font-size-asian="14pt" style:font-size-complex="14pt"/>
    </style:style>
    <style:style style:name="P38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39" style:family="paragraph" style:parent-style-name="Heading_20_3">
      <style:text-properties style:font-name="Liberation Serif" officeooo:rsid="0148bda7" officeooo:paragraph-rsid="0148bda7" style:font-size-asian="10.5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112f975" style:font-size-asian="10.5pt" style:font-size-complex="12pt"/>
    </style:style>
    <style:style style:name="T7" style:family="text">
      <style:text-properties style:font-name="Liberation Serif" fo:font-size="12pt" officeooo:rsid="0150d16e" style:font-size-asian="10.5pt" style:font-size-complex="12pt"/>
    </style:style>
    <style:style style:name="T8" style:family="text">
      <style:text-properties style:font-name="Liberation Serif" officeooo:rsid="0112f975" style:font-size-asian="10.5pt"/>
    </style:style>
    <style:style style:name="T9" style:family="text">
      <style:text-properties style:font-name="Liberation Serif" officeooo:rsid="0144b7fd" style:font-size-asian="10.5pt"/>
    </style:style>
    <style:style style:name="T10" style:family="text">
      <style:text-properties style:font-name="Liberation Serif" officeooo:rsid="01468ea7" style:font-size-asian="10.5pt"/>
    </style:style>
    <style:style style:name="T11" style:family="text">
      <style:text-properties style:font-name="Liberation Serif" officeooo:rsid="014afa5e" style:font-size-asian="10.5pt"/>
    </style:style>
    <style:style style:name="T12" style:family="text">
      <style:text-properties style:font-name="Liberation Serif" officeooo:rsid="0150d16e" style:font-size-asian="10.5pt"/>
    </style:style>
    <style:style style:name="T13" style:family="text">
      <style:text-properties style:font-name="Liberation Serif" officeooo:rsid="01519629" style:font-size-asian="10.5pt"/>
    </style:style>
    <style:style style:name="T14" style:family="text">
      <style:text-properties style:font-name="Liberation Serif" officeooo:rsid="01521491" style:font-size-asian="10.5pt"/>
    </style:style>
    <style:style style:name="T15" style:family="text">
      <style:text-properties style:font-name="Liberation Serif" officeooo:rsid="01528c09" style:font-size-asian="10.5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officeooo:rsid="01521491"/>
    </style:style>
    <style:style style:name="T18" style:family="text">
      <style:text-properties officeooo:rsid="00a27f0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3e37c2" style:font-weight-asian="bold" style:font-weight-complex="bold"/>
    </style:style>
    <style:style style:name="T21" style:family="text">
      <style:text-properties officeooo:rsid="0148bda7"/>
    </style:style>
    <style:style style:name="T22" style:family="text">
      <style:text-properties officeooo:rsid="014afa5e"/>
    </style:style>
    <style:style style:name="T23" style:family="text">
      <style:text-properties officeooo:rsid="0150d16e"/>
    </style:style>
    <style:style style:name="T24" style:family="text">
      <style:text-properties officeooo:rsid="01519629"/>
    </style:style>
    <style:style style:name="T25" style:family="text">
      <style:text-properties style:font-name="Liberation Mono" fo:font-size="10pt" officeooo:rsid="0144b7fd" style:font-size-asian="10pt" style:font-size-complex="10pt"/>
    </style:style>
    <style:style style:name="T26" style:family="text">
      <style:text-properties style:font-name="Liberation Mono" fo:font-size="10pt" officeooo:rsid="01521491" style:font-size-asian="10pt" style:font-size-complex="10pt"/>
    </style:style>
    <style:style style:name="T27" style:family="text">
      <style:text-properties officeooo:rsid="01521491"/>
    </style:style>
    <style:style style:name="T28" style:family="text">
      <style:text-properties officeooo:rsid="01528c09"/>
    </style:style>
    <style:style style:name="T29" style:family="text">
      <style:text-properties officeooo:rsid="01538d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CST<text:span text:style-name="T18">0006</text:span> – Answer Sheet for LAB0<text:span text:style-name="T23">7</text:span></text:h>
      <text:p text:style-name="P21"/>
      <text:p text:style-name="Standard"><text:span text:style-name="T20">FULL </text:span><text:span text:style-name="T19">NAME</text:span>: </text:p>
      <text:p text:style-name="Standard"/>
      <text:p text:style-name="Standard"><text:span text:style-name="T3">S</text:span><text:span text:style-name="T2">TUDENT </text:span><text:span text:style-name="T4">#</text:span><text:span text:style-name="T5">:</text:span><text:span text:style-name="T16"> </text:span></text:p>
      <text:p text:style-name="P22"/>
      <text:h text:style-name="P36" text:outline-level="2">While Loops</text:h>
      <text:p text:style-name="P14">Please try the answer first, don’t just guess. <text:s/>The easiest way to submit your answer is to right-click inside of the black box and chose “Paste Special” and choose “Unformatted Text”. <text:s/>It will use mono font, with <text:span text:style-name="T29">a font size of 10 which I have automatically created for you, so that you don’t have to waste time on that.</text:span></text:p>
      <text:p text:style-name="P14"/>
      <text:p text:style-name="P15"><text:span text:style-name="T6">1. <text:s/></text:span><text:span text:style-name="T7">Write a while loop in python that checks if a variable is less than or equal to 100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/>
          </table:table-cell>
        </table:table-row>
      </table:table>
      <text:p text:style-name="P4"/>
      <text:p text:style-name="P16"><text:span text:style-name="T9">2</text:span><text:span text:style-name="T8">. <text:s/></text:span><text:span text:style-name="T12">Write a while loop that checks if a variable is not equal to 100 and increments the variable by 1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/>
          </table:table-cell>
        </table:table-row>
      </table:table>
      <text:p text:style-name="P4"/>
      <text:p text:style-name="P17"><text:span text:style-name="T9">3</text:span><text:span text:style-name="T8">. <text:s/></text:span><text:span text:style-name="T12">Write a while loop that checks if a variable is less than 100 and increments the variable by 2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/>
          </table:table-cell>
        </table:table-row>
      </table:table>
      <text:p text:style-name="P4"/>
      <text:p text:style-name="P16"><text:span text:style-name="T9">4</text:span><text:span text:style-name="T8">. <text:s/></text:span><text:span text:style-name="T12">What condition can you use to ensure a while loop will always run?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1"/>
          </table:table-cell>
        </table:table-row>
      </table:table>
      <text:p text:style-name="P4"/>
      <text:p text:style-name="P18"><text:span text:style-name="T9">5</text:span><text:span text:style-name="T8">. <text:s/></text:span><text:span text:style-name="T12">What is the output of this while loop?</text:span><text:span text:style-name="T1"> </text:span><text:span text:style-name="T17">(read it and guess, then try it to see if you were right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i = 2</text:p>
            <text:p text:style-name="P32">while i &lt; <text:span text:style-name="T24">12</text:span>:</text:p>
            <text:p text:style-name="P32"><text:s text:c="4"/>print(i)</text:p>
            <text:p text:style-name="P32"><text:s text:c="4"/>i += 2 <text:s text:c="3"/></text:p>
          </table:table-cell>
        </table:table-row>
      </table:table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32"><text:span text:style-name="T24">Answer:</text:span> </text:p>
          </table:table-cell>
        </table:table-row>
      </table:table>
      <text:p text:style-name="P9"/>
      <text:p text:style-name="P9"/>
      <text:h text:style-name="P37" text:outline-level="2"><text:soft-page-break/><text:span text:style-name="T23">F</text:span>or Loops</text:h>
      <text:p text:style-name="P16"><text:span text:style-name="T9">6</text:span><text:span text:style-name="T8">. <text:s/></text:span><text:span text:style-name="T13">Write a for loop that uses the range function to print out the numbers from 0 → 9</text:span><text:span text:style-name="T9">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0"/>
          </table:table-cell>
        </table:table-row>
      </table:table>
      <text:p text:style-name="P4"/>
      <text:p text:style-name="P18"><text:span text:style-name="T9">7</text:span><text:span text:style-name="T8">. <text:s/></text:span><text:span text:style-name="T13">Write a for loop that uses the range function to print out the numbers from 1 → 10</text:span><text:span text:style-name="T9">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"/>
          </table:table-cell>
        </table:table-row>
      </table:table>
      <text:p text:style-name="P4"/>
      <text:p text:style-name="P18"><text:span text:style-name="T10">8</text:span><text:span text:style-name="T8">. <text:s/></text:span><text:span text:style-name="T13">Write a for loop that uses the range function to print out the same answer as Question 5</text:span><text:span text:style-name="T9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8"/>
          </table:table-cell>
        </table:table-row>
      </table:table>
      <text:p text:style-name="P5"/>
      <text:p text:style-name="P16"><text:span text:style-name="T11">9</text:span><text:span text:style-name="T8">. <text:s/></text:span><text:span text:style-name="T13">Write a for loop that prints off each letter of the string ‘will these loop questions ever end?’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/>
          </table:table-cell>
        </table:table-row>
      </table:table>
      <text:p text:style-name="P5"/>
      <text:p text:style-name="P19"><text:span text:style-name="T11">10</text:span><text:span text:style-name="T8">. <text:s/></text:span><text:span text:style-name="T13">Write a for loop that prints off every item in the list [</text:span><text:span text:style-name="T25">'</text:span><text:span text:style-name="T13">dog</text:span><text:span text:style-name="T25">'</text:span><text:span text:style-name="T13">, </text:span><text:span text:style-name="T25">'</text:span><text:span text:style-name="T13">cat</text:span><text:span text:style-name="T25">'</text:span><text:span text:style-name="T13">, </text:span><text:span text:style-name="T25">'</text:span><text:span text:style-name="T13">pig</text:span><text:span text:style-name="T25">'</text:span><text:span text:style-name="T13">, </text:span><text:span text:style-name="T25">'</text:span><text:span text:style-name="T13">fox</text:span><text:span text:style-name="T25">'</text:span><text:span text:style-name="T13">, </text:span><text:span text:style-name="T25">'</text:span><text:span text:style-name="T14">emu</text:span><text:span text:style-name="T25">'</text:span><text:span text:style-name="T26">]</text:span><text:span text:style-name="T13"> 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/>
          </table:table-cell>
        </table:table-row>
      </table:table>
      <text:p text:style-name="P10"/>
      <text:p text:style-name="P19"><text:span text:style-name="T11">1</text:span><text:span text:style-name="T14">1</text:span><text:span text:style-name="T8">. <text:s/></text:span><text:span text:style-name="T13">Write a for loop that prints off every </text:span><text:span text:style-name="T14">second </text:span><text:span text:style-name="T13">item in the list [</text:span><text:span text:style-name="T25">'</text:span><text:span text:style-name="T13">dog</text:span><text:span text:style-name="T25">'</text:span><text:span text:style-name="T13">, </text:span><text:span text:style-name="T25">'</text:span><text:span text:style-name="T13">cat</text:span><text:span text:style-name="T25">'</text:span><text:span text:style-name="T13">, </text:span><text:span text:style-name="T25">'</text:span><text:span text:style-name="T13">pig</text:span><text:span text:style-name="T25">'</text:span><text:span text:style-name="T13">, </text:span><text:span text:style-name="T25">'</text:span><text:span text:style-name="T13">fox</text:span><text:span text:style-name="T25">'</text:span><text:span text:style-name="T13">, </text:span><text:span text:style-name="T25">'</text:span><text:span text:style-name="T14">emu</text:span><text:span text:style-name="T25">'</text:span><text:span text:style-name="T26">]</text:span><text:span text:style-name="T13"> 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/>
          </table:table-cell>
        </table:table-row>
      </table:table>
      <text:p text:style-name="P10"/>
      <text:p text:style-name="P19"><text:span text:style-name="T11">1</text:span><text:span text:style-name="T14">2</text:span><text:span text:style-name="T8">. <text:s/></text:span><text:span text:style-name="T13">Write a for loop that prints off </text:span><text:span text:style-name="T14">the</text:span><text:span text:style-name="T13"> </text:span><text:span text:style-name="T14">first letter of each item</text:span><text:span text:style-name="T13"> [</text:span><text:span text:style-name="T25">'</text:span><text:span text:style-name="T13">dog</text:span><text:span text:style-name="T25">'</text:span><text:span text:style-name="T13">, </text:span><text:span text:style-name="T25">'</text:span><text:span text:style-name="T13">cat</text:span><text:span text:style-name="T25">'</text:span><text:span text:style-name="T13">, </text:span><text:span text:style-name="T25">'</text:span><text:span text:style-name="T13">pig</text:span><text:span text:style-name="T25">'</text:span><text:span text:style-name="T13">, </text:span><text:span text:style-name="T25">'</text:span><text:span text:style-name="T13">fox</text:span><text:span text:style-name="T25">'</text:span><text:span text:style-name="T13">, </text:span><text:span text:style-name="T25">'</text:span><text:span text:style-name="T14">emu</text:span><text:span text:style-name="T25">'</text:span><text:span text:style-name="T26">]</text:span><text:span text:style-name="T13"> 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/>
          </table:table-cell>
        </table:table-row>
      </table:table>
      <text:p text:style-name="P10"/>
      <text:p text:style-name="P19"><text:span text:style-name="T15">13</text:span><text:span text:style-name="T8">. <text:s/></text:span><text:span text:style-name="T12">What is the output of this </text:span><text:span text:style-name="T14">for</text:span><text:span text:style-name="T12"> loop?</text:span><text:span text:style-name="T1"> </text:span><text:span text:style-name="T17">(read it and guess, then try it to see if you were right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for i in range(1, 10):</text:p>
            <text:p text:style-name="P33"><text:s text:c="4"/>if(i % <text:span text:style-name="T27">2 </text:span>== 0):</text:p>
            <text:p text:style-name="P33"><text:s text:c="8"/>print(i)</text:p>
            <text:p text:style-name="P33"><text:s text:c="4"/>else:</text:p>
            <text:p text:style-name="P33"><text:s text:c="8"/>print<text:span text:style-name="T27">('beep')</text:span></text:p>
          </table:table-cell>
        </table:table-row>
      </table:table>
      <text:p text:style-name="P2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3"><text:span text:style-name="T24">Answer:</text:span> </text:p>
          </table:table-cell>
        </table:table-row>
      </table:table>
      <text:p text:style-name="P12"/>
      <text:p text:style-name="P12"/>
      <text:p text:style-name="P12"/>
      <text:p text:style-name="P12"/>
      <text:p text:style-name="P19"><text:soft-page-break/><text:span text:style-name="T15">14</text:span><text:span text:style-name="T8">. <text:s/></text:span><text:span text:style-name="T12">What is the output of this </text:span><text:span text:style-name="T14">for</text:span><text:span text:style-name="T12"> loop?</text:span><text:span text:style-name="T1"> </text:span><text:span text:style-name="T17">(read it and guess, then try it to see if you were right)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4">for i in range(1, 10, <text:span text:style-name="T28">2</text:span>):</text:p>
            <text:p text:style-name="P34"><text:s text:c="4"/>if(i % <text:span text:style-name="T27">2 </text:span>== 0):</text:p>
            <text:p text:style-name="P34"><text:s text:c="8"/>print(i)</text:p>
            <text:p text:style-name="P34"><text:s text:c="4"/>else:</text:p>
            <text:p text:style-name="P34"><text:s text:c="8"/>print<text:span text:style-name="T27">('beep')</text:span> <text:s text:c="2"/></text:p>
          </table:table-cell>
        </table:table-row>
      </table:table>
      <text:p text:style-name="P2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3"><text:span text:style-name="T24">Answer:</text:span> </text:p>
          </table:table-cell>
        </table:table-row>
      </table:table>
      <text:p text:style-name="P12"/>
      <text:p text:style-name="P20"><text:span text:style-name="T15">15</text:span><text:span text:style-name="T8">. <text:s/></text:span><text:span text:style-name="T12">What is the output of this </text:span><text:span text:style-name="T14">for</text:span><text:span text:style-name="T12"> loop?</text:span><text:span text:style-name="T1"> </text:span><text:span text:style-name="T17">(read it and guess, then try it to see if you were right)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4">for i in range(<text:span text:style-name="T28">2</text:span>, 10, <text:span text:style-name="T28">2</text:span>):</text:p>
            <text:p text:style-name="P34"><text:s text:c="4"/>if(i % <text:span text:style-name="T27">2 </text:span>== 0):</text:p>
            <text:p text:style-name="P34"><text:s text:c="8"/>print(i)</text:p>
            <text:p text:style-name="P34"><text:s text:c="4"/>else:</text:p>
            <text:p text:style-name="P34"><text:s text:c="8"/>print<text:span text:style-name="T27">('beep')</text:span> <text:s text:c="2"/></text:p>
          </table:table-cell>
        </table:table-row>
      </table:table>
      <text:p text:style-name="P2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4"><text:span text:style-name="T24">Answer:</text:span> </text:p>
          </table:table-cell>
        </table:table-row>
      </table:table>
      <text:p text:style-name="P13"/>
      <text:p text:style-name="P11">Loop Questions</text:p>
      <text:p text:style-name="P6"><text:span text:style-name="T22">16</text:span>. <text:span text:style-name="T27">How are while loops similar to if statements?</text:span></text:p>
      <text:p text:style-name="P7"><text:span text:style-name="T22">17</text:span>. <text:span text:style-name="T27">What does the range function do?</text:span></text:p>
      <text:p text:style-name="P6">1<text:span text:style-name="T28">8</text:span>. <text:span text:style-name="T28">What are the benefits to using a for loop compared to a while loop</text:span>?</text:p>
      <text:p text:style-name="P3">19. What shocked you or what did you find weird when doing these examples?</text:p>
      <text:p text:style-name="P3">20. What did you like <text:span text:style-name="T21">most </text:span>about this lab?</text:p>
      <text:p text:style-name="P1"/>
      <text:h text:style-name="P39" text:outline-level="3">Marking</text:h>
      <text:p text:style-name="P8">This lab is out of 10. </text:p>
      <text:p text:style-name="P2"><text:span text:style-name="T21">0</text:span>.<text:span text:style-name="T21">5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date>2018-03-15T16:12:35.622000000</dc:date>
    <meta:editing-duration>P5DT6M23S</meta:editing-duration>
    <meta:editing-cycles>94</meta:editing-cycles>
    <meta:document-statistic meta:table-count="19" meta:image-count="0" meta:object-count="0" meta:page-count="3" meta:paragraph-count="53" meta:word-count="523" meta:character-count="2705" meta:non-whitespace-character-count="2114"/>
  </office:meta>
</office:document-meta>
</file>